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style:font-name="Helvetica Neue" fo:font-size="10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padding="0cm" fo:border="none"/>
      <style:text-properties fo:font-variant="normal" fo:text-transform="none" fo:color="#333333" fo:letter-spacing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529cm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333333" style:font-name="Helvetica Neue" fo:font-size="10.5pt" fo:letter-spacing="normal" fo:font-style="normal" fo:font-weight="normal" fo:background-color="#ffff00"/>
    </style:style>
    <style:style style:name="P4" style:family="paragraph" style:parent-style-name="Standard" style:list-style-name="L2"/>
    <style:style style:name="P5" style:family="paragraph" style:parent-style-name="Standard">
      <style:paragraph-properties fo:padding="0.074cm" fo:border-left="none" fo:border-right="none" fo:border-top="none" fo:border-bottom="0.035cm solid #000000" style:join-border="false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background-color="#ffff00"/>
    </style:style>
    <style:style style:name="T1" style:family="text">
      <style:text-properties style:font-name="Helvetica Neue" fo:font-size="10.5pt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 text:space-before="0.661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me table:</text:p>
      <text:p text:style-name="P6"/>
      <text:list xml:id="list2521404703257362163" text:style-name="L1">
        <text:list-item>
          <text:p text:style-name="P3"><text:bookmark text:name="yui_3_17_2_1_1534915039662_119"/>UML (at least 5 diagrams)</text:p>
        </text:list-item>
        <text:list-item>
          <text:p text:style-name="P3">Metrics (at least two. Sonarcube would be great)</text:p>
        </text:list-item>
        <text:list-item>
          <text:p text:style-name="P1">Clean Code Development (at least 5 points you can show me)</text:p>
        </text:list-item>
        <text:list-item>
          <text:p text:style-name="P1">Continous Delivery (show me your pipeline in e.g. Jenkins and Travis-CI)</text:p>
        </text:list-item>
        <text:list-item>
          <text:p text:style-name="P1">AOP (show me where you could have integrated AOP stuff =&gt; the jointpoints)</text:p>
        </text:list-item>
        <text:list-item>
          <text:p text:style-name="P1">DSL (Create a small DSL Demo example snippet in your code even if it does not contribute to your project)</text:p>
        </text:list-item>
        <text:list-item>
          <text:p text:style-name="P1">Functional Programming (prove that you have covered all functional definitions in your code as</text:p>
          <text:list>
            <text:list-item>
              <text:p text:style-name="P1">only final data structures</text:p>
            </text:list-item>
            <text:list-item>
              <text:p text:style-name="P1">(mostly) side effect free functions</text:p>
            </text:list-item>
            <text:list-item>
              <text:p text:style-name="P1">the use of higher order functions</text:p>
            </text:list-item>
            <text:list-item>
              <text:p text:style-name="P1">functions as parameters and return values</text:p>
            </text:list-item>
            <text:list-item>
              <text:p text:style-name="P1">use clojures / anonymous functions</text:p>
            </text:list-item>
          </text:list>
        </text:list-item>
        <text:list-item>
          <text:p text:style-name="P1">Show me an idea where to use a logical solver in your code and how you would do it!</text:p>
        </text:list-item>
        <text:list-item>
          <text:p text:style-name="P2"> <text:span text:style-name="T1">Write a little code fragment (like data preparation etc.) in Scala or Clojure!</text:span></text:p>
        </text:list-item>
      </text:list>
      <text:p text:style-name="Standard"/>
      <text:p text:style-name="Standard"/>
      <text:p text:style-name="Standard">Explain 1-9 in 3 pages.</text:p>
      <text:p text:style-name="Standard"/>
      <text:p text:style-name="Standard"/>
      <text:p text:style-name="Standard">Kw <text:tab/>tage</text:p>
      <text:p text:style-name="Standard">36<text:tab/>2</text:p>
      <text:p text:style-name="Standard">37<text:tab/>2</text:p>
      <text:p text:style-name="Standard">Urlaub</text:p>
      <text:p text:style-name="Standard">39<text:tab/>2</text:p>
      <text:p text:style-name="Standard">40<text:tab/>2</text:p>
      <text:p text:style-name="Standard"/>
      <text:p text:style-name="Standard"/>
      <text:p text:style-name="Standard"/>
      <text:p text:style-name="Standard">To Do:</text:p>
      <text:p text:style-name="Standard"/>
      <text:p text:style-name="Standard">Shift code into functions:</text:p>
      <text:list xml:id="list4308142861752855939" text:style-name="L2">
        <text:list-item>
          <text:p text:style-name="P4">save network</text:p>
          <text:p text:style-name="P4"/>
          <text:p text:style-name="P4">find error (different data results error project(2) ) -&gt; try to use old versions to find error</text:p>
          <text:p text:style-name="P4">drop nations with score &gt;9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8M19S</meta:editing-duration>
    <meta:editing-cycles>8</meta:editing-cycles>
    <meta:generator>OpenOffice/4.1.2$Win32 OpenOffice.org_project/412m3$Build-9782</meta:generator>
    <dc:date>2018-09-01T17:19:47.33</dc:date>
    <meta:document-statistic meta:table-count="0" meta:image-count="0" meta:object-count="0" meta:page-count="1" meta:paragraph-count="27" meta:word-count="205" meta:character-count="1061"/>
    <meta:user-defined meta:name="Info 1"/>
    <meta:user-defined meta:name="Info 2"/>
    <meta:user-defined meta:name="Info 3"/>
    <meta:user-defined meta:name="Info 4"/>
  </office:meta>
</office:document-meta>
</file>